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edd8d" officeooo:paragraph-rsid="000edd8d" style:font-weight-asian="bold" style:font-weight-complex="bold"/>
    </style:style>
    <style:style style:name="P2" style:family="paragraph" style:parent-style-name="Standard">
      <style:text-properties officeooo:rsid="0010b584" officeooo:paragraph-rsid="0010b584"/>
    </style:style>
    <style:style style:name="P3" style:family="paragraph" style:parent-style-name="Standard">
      <style:text-properties officeooo:rsid="0010b584" officeooo:paragraph-rsid="00147ed9"/>
    </style:style>
    <style:style style:name="P4" style:family="paragraph" style:parent-style-name="Standard">
      <style:text-properties fo:font-style="italic" fo:font-weight="bold" officeooo:rsid="0010cc40" officeooo:paragraph-rsid="0010cc40" style:font-style-asian="italic" style:font-weight-asian="bold" style:font-style-complex="italic" style:font-weight-complex="bold"/>
    </style:style>
    <style:style style:name="P5" style:family="paragraph" style:parent-style-name="Standard">
      <style:text-properties fo:font-style="italic" fo:font-weight="bold" officeooo:rsid="00138632" officeooo:paragraph-rsid="00138632" style:font-style-asian="italic" style:font-weight-asian="bold" style:font-style-complex="italic" style:font-weight-complex="bold"/>
    </style:style>
    <style:style style:name="P6" style:family="paragraph" style:parent-style-name="Standard">
      <style:text-properties officeooo:paragraph-rsid="00138632"/>
    </style:style>
    <style:style style:name="P7" style:family="paragraph" style:parent-style-name="Text_20_body">
      <style:text-properties officeooo:rsid="0010b584" officeooo:paragraph-rsid="0010b584"/>
    </style:style>
    <style:style style:name="P8" style:family="paragraph" style:parent-style-name="Preformatted_20_Text">
      <style:text-properties officeooo:rsid="0010b584" officeooo:paragraph-rsid="0010b584"/>
    </style:style>
    <style:style style:name="P9" style:family="paragraph" style:parent-style-name="Preformatted_20_Text">
      <style:paragraph-properties fo:margin-top="0in" fo:margin-bottom="0.1965in" loext:contextual-spacing="false"/>
      <style:text-properties officeooo:paragraph-rsid="00138632"/>
    </style:style>
    <style:style style:name="P10" style:family="paragraph" style:parent-style-name="Standard">
      <style:text-properties fo:font-weight="bold" officeooo:rsid="000edd8d" officeooo:paragraph-rsid="000edd8d"/>
    </style:style>
    <style:style style:name="P11" style:family="paragraph" style:parent-style-name="Standard">
      <style:text-properties officeooo:rsid="0010b584" officeooo:paragraph-rsid="0010b584"/>
    </style:style>
    <style:style style:name="P12" style:family="paragraph" style:parent-style-name="Standard">
      <style:text-properties officeooo:rsid="001818a1" officeooo:paragraph-rsid="001818a1"/>
    </style:style>
    <style:style style:name="P13" style:family="paragraph" style:parent-style-name="Text_20_body" style:list-style-name="L1"/>
    <style:style style:name="P14" style:family="paragraph" style:parent-style-name="Text_20_body" style:list-style-name="L1">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0b584" style:font-weight-asian="bold" style:font-weight-complex="bold"/>
    </style:style>
    <style:style style:name="T4" style:family="text">
      <style:text-properties fo:font-weight="bold" officeooo:rsid="00138632" style:font-weight-asian="bold" style:font-weight-complex="bold"/>
    </style:style>
    <style:style style:name="T5" style:family="text">
      <style:text-properties officeooo:rsid="0010b584"/>
    </style:style>
    <style:style style:name="T6" style:family="text">
      <style:text-properties officeooo:rsid="0012d4f7"/>
    </style:style>
    <style:style style:name="T7" style:family="text">
      <style:text-properties officeooo:rsid="00138632"/>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147ed9"/>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Source code Managerment system: </text:p>
      <text:p text:style-name="Standard"><text:span text:style-name="T1">Source Code</text:span> Manager (SCM) <text:span text:style-name="T1">là</text:span> Mã quản lý nguồn (SCM). Đây <text:span text:style-name="T1">là</text:span> nghĩa tiếng Việt của thuật ngữ <text:span text:style-name="T1">Source Code</text:span> Manager (SCM) - một thuật ngữ thuộc nhóm Technology Terms - Công nghệ thông tin. Một nhà quản lý mã nguồn (SCM) <text:span text:style-name="T1">là</text:span> một công cụ phần mềm được sử dụng bởi nhóm lập trình để quản lý mã nguồn.</text:p>
      <text:p text:style-name="P1">2. Version control</text:p>
      <text:p text:style-name="Standard">Version control được hiểu như 1 công cụ giúp bạn theo dõi sự thay đổi của toàn bộ cấu trúc chương trình, từ các file code cho đến các file hình ảnh, video. Với version control, bạn có thể tạo ra nhiều phiên bản của các file ứng với từng thay đổi mà bạn tạo ra.</text:p>
      <text:p text:style-name="Standard"/>
      <text:p text:style-name="P2">Git </text:p>
      <text:p text:style-name="P2">Tao repository tren github.com</text:p>
      <text:p text:style-name="P2">Tao folder luu tru <text:span text:style-name="T7">tren may tinh client </text:span></text:p>
      <text:p text:style-name="P2"/>
      <text:p text:style-name="P12"># Tao folder cho git</text:p>
      <text:p text:style-name="P2"><text:span text:style-name="T2">luannt@PC:~/Documents$</text:span> mkdir LearnPython_CodeGym</text:p>
      <text:p text:style-name="P12"># Vao thu muc </text:p>
      <text:p text:style-name="P2"><text:span text:style-name="T2">luannt@PC:~/Documents$</text:span> cd LearnPython_CodeGym/</text:p>
      <text:p text:style-name="P2"><text:span text:style-name="T2">luannt@PC:~/Documents/LearnPython_CodeGym$</text:span> git init</text:p>
      <text:p text:style-name="P2"><text:span text:style-name="T2">luannt@PC:~/Documents/LearnPython_CodeGym$</text:span> git remote add origin <text:a xlink:type="simple" xlink:href="https://github.com/luannt15/LearnPython.git" text:style-name="Internet_20_link" text:visited-style-name="Visited_20_Internet_20_Link">https://github.com/luannt15/LearnPython.git</text:a></text:p>
      <text:p text:style-name="P2"/>
      <text:p text:style-name="P4"><text:span text:style-name="T6">#</text:span>add cac thay doi vao kho du lieu cua git <text:span text:style-name="T7">chuan bi cho lan commit tiep theo</text:span></text:p>
      <text:p text:style-name="P2"><text:span text:style-name="T2">luannt@PC:~/Documents/LearnPython_CodeGym$</text:span> git add *</text:p>
      <text:p text:style-name="P2"/>
      <text:p text:style-name="P6"><text:span text:style-name="T7">#</text:span><text:span text:style-name="T8">Để ghi lại việc thêm/ thay đổi file hay thư mục vào repository thì sẽ thực hiện thao tác gọi </text:span><text:span text:style-name="Emphasis"><text:span text:style-name="T8">là Commit</text:span></text:span></text:p>
      <text:p text:style-name="P2"><text:span text:style-name="T2">luannt@PC:~/Documents/LearnPython_CodeGym$ </text:span>sudo git commit -m "Creat file for first code"</text:p>
      <text:p text:style-name="P2"/>
      <text:p text:style-name="P5">#Thong tin nguoi up code len </text:p>
      <text:p text:style-name="P8"><text:span text:style-name="Source_20_Text">$ git config --global user.name "your_github_username"</text:span></text:p>
      <text:p text:style-name="Preformatted_20_Text"><text:span text:style-name="Source_20_Text">$ git config --global user.email "your_github_email"</text:span></text:p>
      <text:p text:style-name="P9"><text:span text:style-name="Source_20_Text">$ git config -l</text:span></text:p>
      <text:p text:style-name="P9"><text:span text:style-name="Source_20_Text"><text:span text:style-name="T4">#Day code len repository.</text:span></text:span></text:p>
      <text:p text:style-name="P9"><text:span text:style-name="T3">luannt@PC:~/Documents/LearnPython_CodeGym$</text:span><text:span text:style-name="T5"> <text:s/>git push --set-upstream origin master</text:span></text:p>
      <text:p text:style-name="P3">*<text:span text:style-name="T9">Neu gap loi “password authentication was removed” thuc hien cac buoc sau </text:span></text:p>
      <text:p text:style-name="P7">Log into <text:span text:style-name="Strong_20_Emphasis">GitHub</text:span></text:p>
      <text:list xml:id="list1541657394" text:style-name="L1">
        <text:list-item>
          <text:p text:style-name="P14">Click on your name / Avatar in the upper right corner and select <text:span text:style-name="Strong_20_Emphasis">Settings</text:span></text:p>
        </text:list-item>
        <text:list-item>
          <text:p text:style-name="P14">On the left, click <text:span text:style-name="Strong_20_Emphasis">Developer settings</text:span></text:p>
        </text:list-item>
        <text:list-item>
          <text:p text:style-name="P14">Select <text:span text:style-name="Strong_20_Emphasis">Personal access tokens </text:span>and click<text:span text:style-name="Strong_20_Emphasis"> Generate new token</text:span></text:p>
        </text:list-item>
        <text:list-item>
          <text:p text:style-name="P14">Give the token a description/name and select the scope of the token</text:p>
          <text:list>
            <text:list-item>
              <text:p text:style-name="P14">I selected <text:span text:style-name="Strong_20_Emphasis">repo </text:span>only to facilitate pull, push, clone, and commit actions</text:p>
            </text:list-item>
            <text:list-item>
              <text:p text:style-name="P14">Click the link <text:span text:style-name="Strong_20_Emphasis">Red more about OAuth scopes</text:span> for details about the permission sets</text:p>
            </text:list-item>
          </text:list>
        </text:list-item>
        <text:list-item>
          <text:p text:style-name="P14">Click <text:span text:style-name="Strong_20_Emphasis">Generate token</text:span></text:p>
        </text:list-item>
        <text:list-item>
          <text:p text:style-name="P13">Copy the token – this is your new password!</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01T19:52:56.151991438</meta:creation-date>
    <meta:generator>LibreOffice/6.0.7.3$Linux_X86_64 LibreOffice_project/00m0$Build-3</meta:generator>
    <dc:date>2021-09-02T09:25:49.789507716</dc:date>
    <meta:editing-duration>PT9M50S</meta:editing-duration>
    <meta:editing-cycles>2</meta:editing-cycles>
    <meta:document-statistic meta:table-count="0" meta:image-count="0" meta:object-count="0" meta:page-count="1" meta:paragraph-count="33" meta:word-count="350" meta:character-count="2093" meta:non-whitespace-character-count="1779"/>
  </office:meta>
</office:document-meta>
</file>